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6.001cm" style:rel-column-width="21845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5.944cm" fo:margin-left="1.069cm" table:align="left"/>
    </style:style>
    <style:style style:name="Таблица2.A" style:family="table-column">
      <style:table-column-properties style:column-width="7.752cm"/>
    </style:style>
    <style:style style:name="Таблица2.B" style:family="table-column">
      <style:table-column-properties style:column-width="6.085cm"/>
    </style:style>
    <style:style style:name="Таблица2.C" style:family="table-column">
      <style:table-column-properties style:column-width="2.106cm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officeooo:rsid="0017bc34" officeooo:paragraph-rsid="0017bc3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17bc34" officeooo:paragraph-rsid="0017bc34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8a169" officeooo:paragraph-rsid="0018a169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officeooo:rsid="0017bc34" officeooo:paragraph-rsid="0017bc34" style:font-size-asian="12pt" style:font-size-complex="12pt"/>
    </style:style>
    <style:style style:name="P5" style:family="paragraph" style:parent-style-name="Standard">
      <style:text-properties fo:font-size="12pt" officeooo:rsid="001804df" officeooo:paragraph-rsid="001804df" style:font-size-asian="12pt" style:font-size-complex="12pt"/>
    </style:style>
    <style:style style:name="P6" style:family="paragraph" style:parent-style-name="Standard">
      <style:text-properties fo:font-size="12pt" officeooo:rsid="0018a169" officeooo:paragraph-rsid="0018a169" style:font-size-asian="12pt" style:font-size-complex="12pt"/>
    </style:style>
    <style:style style:name="P7" style:family="paragraph" style:parent-style-name="Standard">
      <style:text-properties fo:font-size="12pt" fo:font-weight="normal" officeooo:rsid="0018a169" officeooo:paragraph-rsid="0018a1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18a169" officeooo:paragraph-rsid="0018a169" style:font-size-asian="12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>
        <style:tab-stops/>
      </style:paragraph-properties>
      <style:text-properties fo:font-size="12pt" fo:font-weight="normal" officeooo:rsid="0018a169" officeooo:paragraph-rsid="0018a169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69e7d" officeooo:paragraph-rsid="00269e7d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860e6" officeooo:paragraph-rsid="002860e6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860e6" officeooo:paragraph-rsid="002a2731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b4eab" officeooo:paragraph-rsid="002b4eab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1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c5be5" officeooo:paragraph-rsid="002c5be5" style:font-size-asian="12pt" style:font-weight-asian="normal" style:font-size-complex="12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/>
      <style:text-properties fo:font-size="12pt" fo:font-weight="normal" officeooo:rsid="0021d7c8" officeooo:paragraph-rsid="0021d7c8" style:font-size-asian="12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69e7d" officeooo:paragraph-rsid="00269e7d" style:font-size-asian="12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font-size="12pt" fo:font-weight="normal" officeooo:rsid="00207202" officeooo:paragraph-rsid="00207202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/>
      </style:paragraph-properties>
      <style:text-properties fo:font-size="12pt" fo:font-weight="normal" officeooo:rsid="0021d7c8" officeooo:paragraph-rsid="0021d7c8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font-size="12pt" officeooo:rsid="001b0ec9" officeooo:paragraph-rsid="001b7de1" style:font-size-asian="12pt" style:font-size-complex="12pt"/>
    </style:style>
    <style:style style:name="P23" style:family="paragraph" style:parent-style-name="Table_20_Contents">
      <style:text-properties fo:font-size="12pt" officeooo:rsid="001b0ec9" officeooo:paragraph-rsid="001b0ec9" style:font-size-asian="12pt" style:font-size-complex="12pt"/>
    </style:style>
    <style:style style:name="P24" style:family="paragraph" style:parent-style-name="Table_20_Contents">
      <style:text-properties fo:font-size="12pt" officeooo:rsid="0019f128" officeooo:paragraph-rsid="0019f128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fo:font-size="12pt" officeooo:rsid="00207202" officeooo:paragraph-rsid="00207202" style:font-size-asian="12pt" style:font-size-complex="12pt"/>
    </style:style>
    <style:style style:name="P26" style:family="paragraph" style:parent-style-name="Standard">
      <loext:graphic-properties draw:fill="none"/>
      <style:paragraph-properties fo:margin-left="2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b4eab" officeooo:paragraph-rsid="002b4eab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2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e4daa" officeooo:paragraph-rsid="002e4daa" style:font-size-asian="12pt" style:font-weight-asian="normal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860e6" officeooo:paragraph-rsid="002a2731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fc77c" officeooo:paragraph-rsid="002fc77c" style:font-size-asian="12pt" style:font-weight-asian="normal" style:font-size-complex="1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2.499cm" fo:margin-right="0cm" fo:text-indent="0cm" style:auto-text-indent="false" style:page-number="auto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3215f7" officeooo:paragraph-rsid="003215f7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fc77c" officeooo:paragraph-rsid="002fc77c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2fc77c" officeooo:paragraph-rsid="003215f7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2.499cm" fo:margin-right="0cm" fo:text-indent="0cm" style:auto-text-indent="false" fo:background-color="transparent">
        <style:tab-stops>
          <style:tab-stop style:position="0.55cm"/>
          <style:tab-stop style:position="0.997cm"/>
          <style:tab-stop style:position="1.466cm"/>
        </style:tab-stops>
      </style:paragraph-properties>
      <style:text-properties fo:font-size="12pt" fo:font-weight="normal" officeooo:rsid="003215f7" officeooo:paragraph-rsid="003215f7" style:font-size-asian="12pt" style:font-weight-asian="normal" style:font-size-complex="12pt" style:font-weight-complex="normal"/>
    </style:style>
    <style:style style:name="T1" style:family="text">
      <style:text-properties officeooo:rsid="0018a1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169" style:font-weight-asian="bold" style:font-weight-complex="bold"/>
    </style:style>
    <style:style style:name="T4" style:family="text">
      <style:text-properties fo:font-weight="bold" officeooo:rsid="0021d7c8" style:font-weight-asian="bold" style:font-weight-complex="bold"/>
    </style:style>
    <style:style style:name="T5" style:family="text">
      <style:text-properties fo:font-weight="bold" officeooo:rsid="002a2731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bold" officeooo:rsid="0030b6bc" fo:background-color="transparent" loext:char-shading-value="0" style:font-weight-asian="bold" style:font-weight-complex="bold"/>
    </style:style>
    <style:style style:name="T8" style:family="text">
      <style:text-properties officeooo:rsid="001d5ac7"/>
    </style:style>
    <style:style style:name="T9" style:family="text">
      <style:text-properties officeooo:rsid="001ebd25"/>
    </style:style>
    <style:style style:name="T10" style:family="text">
      <style:text-properties officeooo:rsid="0021d7c8"/>
    </style:style>
    <style:style style:name="T11" style:family="text">
      <style:text-properties officeooo:rsid="00269e7d"/>
    </style:style>
    <style:style style:name="T12" style:family="text">
      <style:text-properties officeooo:rsid="002860e6"/>
    </style:style>
    <style:style style:name="T13" style:family="text">
      <style:text-properties officeooo:rsid="002a2731"/>
    </style:style>
    <style:style style:name="T14" style:family="text">
      <style:text-properties officeooo:rsid="002b4eab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30b6b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зайн для сайта</text:p>
      <text:p text:style-name="P4"/>
      <text:p text:style-name="P4">Все страницы состоят из 5 основных блоков.</text:p>
      <text:p text:style-name="P4">1 header содержит 3 элемента</text:p>
      <text:p text:style-name="P4">1.1 Логотип по нажатию на который осуществляется переход на главную страницу сайта</text:p>
      <text:p text:style-name="P4">1.2 Трофеи — переход на страницу с трофеями пользователя</text:p>
      <text:p text:style-name="P4">1.3 Справочник рыб — по нажатию на который переходит к списку рыб с их описанием</text:p>
      <text:p text:style-name="P4">2 блок контента — <text:span text:style-name="T1">используется для вывода контента. Для всех страниц имеет разное содержимое.</text:span></text:p>
      <text:p text:style-name="P4">3 блок логина и информациия о пользователе.<text:line-break/>3.1 Блок логина. Содержит поля для ввода логина (email), поле для ввода пароля, кнопки войти и регистрация, а так же ссылку для восстановления пароля</text:p>
      <text:p text:style-name="P5">3.2 Блок информации о пользователе (появляется после входа на сайт) — содержит ник пользователя, Информацию о количестве проведенных рыбалок, количестве пойманных рыб, общем весе пойманных рыб, количестве пойманных трофеев, и информацию о самом большом трофее, породу рыбы и её вес. <text:span text:style-name="T1">Так же есть кнопка для перехода к внесению информации о рыбалках «</text:span><text:span text:style-name="T3">Записи рыболова</text:span><text:span text:style-name="T1">» и кнопка выхода.</text:span></text:p>
      <text:p text:style-name="P6">4 блок сводной информации по всем рыбакам — содержит информацию об общем количестве проведенных рыбалок, выловленной рыбы, общем весе выловленной рыбы, колчисетве трофеев и максимальный трофей на сайте</text:p>
      <text:p text:style-name="P4">5 footer — содержит логотип</text:p>
      <text:p text:style-name="P4"/>
      <text:p text:style-name="P6">Далее описывается только блок контента</text:p>
      <text:p text:style-name="P2"/>
      <text:p text:style-name="P2">Главная страница</text:p>
      <text:p text:style-name="P6">Содержит заголовки и краткие содержания записей в блоге с возможностью перехода к подробному описанию и комментированию. Комментарии могут оставлять только зарегистрированные пользователи.</text:p>
      <text:p text:style-name="P3"/>
      <text:p text:style-name="P3">Записки рыболова</text:p>
      <text:p text:style-name="P7">Содержит пиктограммы групп для внесения или просмотра информации</text:p>
      <table:table table:name="Таблица1" table:style-name="Таблица1">
        <table:table-column table:style-name="Таблица1.A" table:number-columns-repeated="3"/>
        <table:table-row table:style-name="TableLine83836928">
          <table:table-cell table:style-name="Таблица1.A1" office:value-type="string">
            <text:p text:style-name="P22">Рыбалки</text:p>
          </table:table-cell>
          <table:table-cell table:style-name="Таблица1.A1" office:value-type="string">
            <text:p text:style-name="P23">Орудия лова</text:p>
          </table:table-cell>
          <table:table-cell table:style-name="Таблица1.A1" office:value-type="string">
            <text:p text:style-name="P23">Рыбья еда</text:p>
          </table:table-cell>
        </table:table-row>
        <table:table-row table:style-name="TableLine83940368">
          <table:table-cell table:style-name="Таблица1.A1" office:value-type="string">
            <text:p text:style-name="P22">Места ловли</text:p>
          </table:table-cell>
          <table:table-cell table:style-name="Таблица1.A1" office:value-type="string">
            <text:p text:style-name="P24">Трофеи</text:p>
          </table:table-cell>
          <table:table-cell table:style-name="Таблица1.A1" office:value-type="string">
            <text:p text:style-name="P23">Отчеты</text:p>
          </table:table-cell>
        </table:table-row>
      </table:table>
      <text:p text:style-name="P10">- <text:span text:style-name="T8">Рыбалки</text:span></text:p>
      <text:p text:style-name="P9">Список рыбалок в виде таблицы с возможностью просмотра и изменения данных<text:span text:style-name="T1">, </text:span>также кнопку добавления рыбалки и кнопку «Назад»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83908032">
          <table:table-cell table:style-name="Таблица2.A1" office:value-type="string">
            <text:p text:style-name="P25">дата_время-начала_время-окончания</text:p>
          </table:table-cell>
          <table:table-cell table:style-name="Таблица2.A1" office:value-type="string">
            <text:p text:style-name="P25">Редактировать (дату и время)</text:p>
          </table:table-cell>
          <table:table-cell table:style-name="Таблица2.A1" office:value-type="string">
            <text:p text:style-name="P25">Удалить</text:p>
          </table:table-cell>
        </table:table-row>
      </table:table>
      <text:p text:style-name="P21">-- Реакция на кнопку «<text:span text:style-name="T2">Добавить</text:span>»</text:p>
      <text:p text:style-name="P17">открывается страница добавления рыбалки на которой указывается дата проведения рыбалки, время начала рыбалки и время окончания рыбалки. При этом время окончания рыбалки должно быть позже времени начала рыбалки.</text:p>
      <text:p text:style-name="P11">Так же на странице <text:span text:style-name="T10">есть 2 кнопки «</text:span><text:span text:style-name="T4">Добавить</text:span><text:span text:style-name="T10">» (добавляет рыбалку с указанными датой и временем и открывает добавленную рыбалку для внесения данных) и «</text:span><text:span text:style-name="T4">Назад</text:span><text:span text:style-name="T10">» (возвращает к списку рыбалок)</text:span></text:p>
      <text:p text:style-name="P20">-- <text:span text:style-name="T10">Реакция на кнопку «</text:span><text:span text:style-name="T4">Назад</text:span><text:span text:style-name="T10">»</text:span></text:p>
      <text:p text:style-name="P18">Возврат на страницу «<text:span text:style-name="T2">Записи рыболова</text:span>»</text:p>
      <text:p text:style-name="P8"><text:tab/><text:tab/>--- <text:span text:style-name="T11">Внесение данных</text:span></text:p>
      <text:p text:style-name="P19">Страница содержит информацию о рыбалке, позволяет внести/изменить/удалить данные</text:p>
      <text:p text:style-name="P12">---1 Информация о дате и времени проведения рыбалки (отображается информация внесенная ранее) <text:span text:style-name="T12">в строке с информацией есть кнопка «Изменить» которая направляет на страницу изменения даты и времени рыбалки</text:span></text:p>
      <text:p text:style-name="P13">---2 Информация о месте рыбалки</text:p>
      <text:p text:style-name="P14">«<text:span text:style-name="T2">Место рыбалки</text:span>»</text:p>
      <text:p text:style-name="P28"><text:span text:style-name="T13">Содержит кнопку «</text:span><text:span text:style-name="T5">Указать место</text:span><text:span text:style-name="T13">» при нажатии на которую открывается страница со списком мест </text:span><text:span text:style-name="T14">разбитых на группы относительно Водоемов.</text:span></text:p>
      <text:p text:style-name="P26"><text:soft-page-break/>Страница содержит список мест сгруппированных по водоему. В строке с с каждым местом присутствует кнопка «<text:span text:style-name="T2">Выбрать</text:span>» которая добавляет выбранное место в описание рыбалки.</text:p>
      <text:p text:style-name="P26">В строках с названием водоемов присутствуют кнопки «<text:span text:style-name="T2">Добавить место</text:span>»</text:p>
      <text:p text:style-name="P26">Под списком мест находятся кнопки «<text:span text:style-name="T2">Добавить водоем</text:span>» «<text:span text:style-name="T2">Назад</text:span>» </text:p>
      <text:p text:style-name="P27">Реакция на кнопку «<text:span text:style-name="T2">Добавить водоем</text:span>»</text:p>
      <text:p text:style-name="P29">Переход на страницу добавления водоема.</text:p>
      <text:p text:style-name="P31">Для добавления выбираем «Категорию водоёма», указываем «Название водоёма»</text:p>
      <text:p text:style-name="P31">При нажатии кнопки «<text:span text:style-name="T2">Сохранить</text:span>» сохраняются внесенные данные и открывается окно «<text:span text:style-name="T6">Добавление места</text:span><text:span text:style-name="T15">». </text:span><text:span text:style-name="T16">(то же что и кнопка «</text:span><text:span text:style-name="T7">Добавить место</text:span><text:span text:style-name="T16">»)</text:span></text:p>
      <text:p text:style-name="P31">При нажатии на кнопку «<text:span text:style-name="T2">Назад</text:span>» происходит возврат на страницу выбора места.</text:p>
      <text:p text:style-name="P26">Реакция на кнопку «<text:span text:style-name="T2">Добавить место</text:span>»</text:p>
      <text:p text:style-name="P30">Содержит 2 поля: «<text:span text:style-name="T2">Название места</text:span>» и «<text:span text:style-name="T2">Населенный пункт</text:span>»</text:p>
      <text:p text:style-name="P33">и 2 кнопки, «<text:span text:style-name="T2">Сохранить</text:span>» и «<text:span text:style-name="T2">Назад</text:span>»</text:p>
      <text:p text:style-name="P33">При нажатии на «<text:span text:style-name="T2">Сохранить</text:span>» место добавляется в рыбалку</text:p>
      <text:p text:style-name="P32">При нажатии на кнопку «<text:span text:style-name="T2">Назад</text:span>» происходит возврат на страницу выбора места.</text:p>
      <text:p text:style-name="P16">Реакция на кнопку «<text:span text:style-name="T2">Назад</text:span>»</text:p>
      <text:p text:style-name="P16">Возврат на страницу внесения информации о рыбалке</text:p>
      <text:p text:style-name="P15"/>
      <text:p text:style-name="P7"/>
      <text:p text:style-name="P7">- <text:span text:style-name="T8">Орудия лова</text:span></text:p>
      <text:p text:style-name="P7">-- <text:span text:style-name="T8">Снасти</text:span></text:p>
      <text:p text:style-name="P7">-- <text:span text:style-name="T8">Монтажи</text:span></text:p>
      <text:p text:style-name="P7">-- <text:span text:style-name="T8">Кормушки</text:span></text:p>
      <text:p text:style-name="P7">-- <text:span text:style-name="T8">Поводки</text:span></text:p>
      <text:p text:style-name="P7">-- <text:span text:style-name="T8">Крючки</text:span></text:p>
      <text:p text:style-name="P7">- <text:span text:style-name="T8">Рыбья еда</text:span></text:p>
      <text:p text:style-name="P7">-- <text:span text:style-name="T8">Насадки/наживки</text:span></text:p>
      <text:p text:style-name="P7">-- <text:span text:style-name="T8">Прикормы</text:span></text:p>
      <text:p text:style-name="P7">-- <text:span text:style-name="T8">Аромы</text:span></text:p>
      <text:p text:style-name="P7">-- <text:span text:style-name="T8">Прикормочные смеси</text:span></text:p>
      <text:p text:style-name="P7">- <text:span text:style-name="T8">Места ловли</text:span></text:p>
      <text:p text:style-name="P7">- <text:span text:style-name="T8">Трофеи</text:span></text:p>
      <text:p text:style-name="P7">- <text:span text:style-name="T8">Отчеты</text:span></text:p>
      <text:p text:style-name="P7">-- <text:span text:style-name="T9">Рыба по частоте вылова</text:span></text:p>
      <text:p text:style-name="P7">-- <text:span text:style-name="T9">Снасть по частоте использования</text:span></text:p>
      <text:p text:style-name="P7">-- <text:span text:style-name="T9">Корм по эффективности</text:span></text:p>
      <text:p text:style-name="P6">-- <text:span text:style-name="T9">Наживка/насадка по эффективности</text:span></text:p>
      <text:p text:style-name="P6">-- <text:span text:style-name="T9">Места по посещаемости</text:span></text:p>
      <text:p text:style-name="P6">-- <text:span text:style-name="T9">Места по эффективности</text:span></text:p>
      <text:p text:style-name="P4">-- <text:span text:style-name="T9">Рыбалка по эффективности (в зависимости от длительности)</text:span></text:p>
      <text:p text:style-name="P4"/>
      <text:p text:style-name="P4"/>
      <text:p text:style-name="P4">Сайт</text:p>
      <text:p text:style-name="P4"/>
      <text:p text:style-name="P4">Таймер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10T12:56:01.932243345</meta:creation-date>
    <dc:date>2021-04-10T20:47:56.942074755</dc:date>
    <meta:editing-duration>PT1H15M20S</meta:editing-duration>
    <meta:editing-cycles>12</meta:editing-cycles>
    <meta:generator>LibreOffice/7.1.1.2$Linux_X86_64 LibreOffice_project/fe0b08f4af1bacafe4c7ecc87ce55bb426164676</meta:generator>
    <meta:document-statistic meta:table-count="2" meta:image-count="0" meta:object-count="0" meta:page-count="2" meta:paragraph-count="76" meta:word-count="595" meta:character-count="4118" meta:non-whitespace-character-count="3592"/>
  </office:meta>
</office:document-meta>
</file>